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98cm" fo:min-width="2.0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032cm" fo:min-width="1.226cm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5.173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7cm" fo:padding-top="0.139cm" fo:padding-bottom="0.139cm" fo:padding-left="0.264cm" fo:padding-right="0.264cm"/>
    </style:style>
    <style:style style:name="gr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69cm" fo:min-width="0.696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8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1.063cm"/>
    </style:style>
    <style:style style:name="gr9" style:family="graphic" style:parent-style-name="standard">
      <style:graphic-properties draw:stroke="none" svg:stroke-color="#000000" draw:fill="none" draw:fill-color="#ffffff" fo:min-height="1.062cm"/>
    </style:style>
    <style:style style:name="gr10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64cm" fo:min-width="27.106cm" fo:padding-top="0.165cm" fo:padding-bottom="0.165cm" fo:padding-left="0.29cm" fo:padding-right="0.29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27.15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6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41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023cm" fo:min-width="3.811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min-height="0.386cm" fo:min-width="0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41cm" fo:min-width="3.811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811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71cm" svg:stroke-color="#000000" draw:marker-start-width="0.307cm" draw:marker-end-width="0.307cm" draw:fill="none" draw:textarea-horizontal-align="justify" draw:textarea-vertical-align="middle" draw:auto-grow-height="false" fo:min-height="0.559cm" fo:min-width="0.309cm" fo:padding-top="0.161cm" fo:padding-bottom="0.161cm" fo:padding-left="0.286cm" fo:padding-right="0.286cm"/>
    </style:style>
    <style:style style:name="gr20" style:family="graphic" style:parent-style-name="standard">
      <style:graphic-properties svg:stroke-width="0.106cm" svg:stroke-color="#000000" draw:marker-start="Symmetric_20_Arrow" draw:marker-start-width="0.4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696cm" fo:min-width="0.827cm" fo:padding-top="0.16cm" fo:padding-bottom="0.16cm" fo:padding-left="0.285cm" fo:padding-right="0.285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056cm" fo:min-width="3.811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53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84cm"/>
    </style:style>
    <style:style style:name="gr25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none" draw:textarea-horizontal-align="justify" draw:textarea-vertical-align="middle" draw:auto-grow-height="false" fo:min-height="1.377cm" fo:min-width="1.055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56cm"/>
    </style:style>
    <style:style style:name="gr27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1.617cm"/>
    </style:style>
    <style:style style:name="gr29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.0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62cm" fo:min-width="1.758cm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1cm" fo:min-width="0.748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887cm"/>
    </style:style>
    <style:style style:name="gr38" style:family="graphic" style:parent-style-name="standard">
      <style:graphic-properties draw:stroke="none" draw:fill-color="#cccccc" draw:textarea-horizontal-align="justify" draw:textarea-vertical-align="middle" draw:auto-grow-height="false" fo:min-height="14.355cm" fo:min-width="0.008cm"/>
    </style:style>
    <style:style style:name="gr39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6.667cm"/>
    </style:style>
    <style:style style:name="gr40" style:family="graphic" style:parent-style-name="standard">
      <style:graphic-properties draw:stroke="none" draw:fill-color="#cccccc" draw:textarea-horizontal-align="justify" draw:textarea-vertical-align="middle" draw:auto-grow-height="false" fo:min-height="22.483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P7" style:family="paragraph">
      <loext:graphic-properties draw:fill="none" draw:fill-color="#ffffff"/>
      <style:text-properties fo:color="#000000" style:font-name="Roboto Condensed" fo:font-size="13pt" fo:font-style="normal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center"/>
      <style:text-properties style:font-name="Roboto Condensed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  <style:text-properties fo:font-size="25pt" style:font-size-asian="25pt" style:font-size-complex="25pt"/>
    </style:style>
    <style:style style:name="P15" style:family="paragraph">
      <loext:graphic-properties draw:fill="none" draw:fill-color="#ffffff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color="#000000" style:font-name="Roboto Condensed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9" style:family="paragraph">
      <loext:graphic-properties draw:fill="none" draw:fill-color="#ffffff"/>
      <style:text-properties fo:color="#eeeeee" style:font-name="Roboto Condensed" fo:font-size="11pt" fo:font-style="italic" fo:font-weight="bold" fo:background-color="#666666" style:font-size-asian="11pt" style:font-style-asian="italic" style:font-weight-asian="bold" style:font-size-complex="11pt" style:font-style-complex="italic" style:font-weight-complex="bold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T1" style:family="text">
      <style:text-properties fo:color="#333333" style:font-name="Roboto Condensed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Roboto Condensed" fo:font-weight="bold" style:font-weight-asian="bold" style:font-weight-complex="bold"/>
    </style:style>
    <style:style style:name="T3" style:family="text">
      <style:text-properties fo:color="#ff4000" style:font-name="Roboto Condensed" fo:font-weight="bold" style:font-weight-asian="bold" style:font-weight-complex="bold"/>
    </style:style>
    <style:style style:name="T4" style:family="text">
      <style:text-properties fo:color="#ff4000" style:text-position="33% 58%" style:font-name="Roboto Condensed" fo:font-weight="bold" style:font-weight-asian="bold" style:font-weight-complex="bold"/>
    </style:style>
    <style:style style:name="T5" style:family="text">
      <style:text-properties fo:color="#2a6099" style:font-name="Roboto Condensed" fo:font-weight="bold" style:font-weight-asian="bold" style:font-weight-complex="bold"/>
    </style:style>
    <style:style style:name="T6" style:family="text">
      <style:text-properties fo:color="#2a6099" style:text-position="33% 58%" style:font-name="Roboto Condensed" fo:font-weight="bold" style:font-weight-asian="bold" style:font-weight-complex="bold"/>
    </style:style>
    <style:style style:name="T7" style:family="text"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color="#000000" style:font-name="Roboto Condensed" fo:font-size="13pt" fo:font-style="normal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4000" style:font-name="Roboto Condensed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2a6099" style:font-name="Roboto Condensed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a933" style:font-name="Roboto Condens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4000" style:font-name="Roboto Condensed" fo:font-size="25pt" fo:font-weight="bold" style:font-size-asian="25pt" style:font-weight-asian="bold" style:font-size-complex="25pt" style:font-weight-complex="bold"/>
    </style:style>
    <style:style style:name="T25" style:family="text">
      <style:text-properties fo:color="#ff400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26" style:family="text">
      <style:text-properties fo:color="#2a6099" style:font-name="Roboto Condensed" fo:font-size="25pt" fo:font-weight="bold" style:font-size-asian="25pt" style:font-weight-asian="bold" style:font-size-complex="25pt" style:font-weight-complex="bold"/>
    </style:style>
    <style:style style:name="T27" style:family="text">
      <style:text-properties fo:color="#2a6099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28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Roboto Condensed" fo:font-size="12pt" style:text-underline-style="none" fo:font-weight="bold" style:font-size-asian="12pt" style:font-weight-asian="bold" style:font-size-complex="12pt" style:font-weight-complex="bold"/>
    </style:style>
    <style:style style:name="T30" style:family="text"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style:font-name="Roboto Condensed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eeeeee" style:font-name="Roboto Condensed" fo:font-size="11pt" fo:font-style="italic" fo:font-weight="bold" fo:background-color="#666666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96cm" svg:height="1.016cm" svg:x="0.325cm" svg:y="13.844cm">
          <text:p text:style-name="P1"><text:span text:style-name="T1">S</text:span><text:span text:style-name="T1">t</text:span><text:span text:style-name="T1">e</text:span><text:span text:style-name="T1">p</text:span><text:span text:style-name="T1">: </text:span><text:span text:style-name="T1">0</text:span></text:p>
          <draw:enhanced-geometry svg:viewBox="0 0 21600 21600" draw:path-stretchpoint-x="10800" draw:path-stretchpoint-y="10800" draw:text-areas="?f3 ?f4 ?f5 ?f6" draw:type="round-rectangle" draw:modifiers="61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54cm" svg:height="3.31cm" svg:x="0.151cm" svg:y="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969cm" svg:height="1.016cm" svg:x="9.225cm" svg:y="13.8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1.804cm" svg:height="1.835cm" svg:x="6.461cm" svg:y="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1.803cm" svg:height="1.835cm" svg:x="9.618cm" svg:y="4.839cm">
          <text:p text:style-name="P1"><text:span text:style-name="T2"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1.804cm" svg:height="1.835cm" svg:x="12.173cm" svg:y="7.439cm">
          <text:p text:style-name="P1"><text:span text:style-name="T3">a</text:span><text:span text:style-name="T4">3</text:span><text:span text:style-name="T5">b</text:span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804cm" svg:height="1.835cm" svg:x="14.728cm" svg:y="5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1.804cm" svg:height="1.835cm" svg:x="11.722cm" svg:y="10.345cm">
          <text:p text:style-name="P1"><text:span text:style-name="T2"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1.804cm" svg:height="1.835cm" svg:x="15.596cm" svg:y="9.426cm">
          <text:p text:style-name="P1"><text:span text:style-name="T2"/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0.902cm" svg:height="1.313cm" svg:x="5.739cm" svg:y="3.423cm">
          <draw:text-box>
            <text:p><text:span text:style-name="T2">0</text:span></text:p>
          </draw:text-box>
        </draw:frame>
        <draw:frame draw:style-name="gr8" draw:text-style-name="P4" draw:layer="layout" svg:width="0.902cm" svg:height="1.313cm" svg:x="5.675cm" svg:y="7.423cm">
          <draw:text-box>
            <text:p><text:span text:style-name="T2">1</text:span></text:p>
          </draw:text-box>
        </draw:frame>
        <draw:frame draw:style-name="gr8" draw:text-style-name="P4" draw:layer="layout" svg:width="0.902cm" svg:height="1.313cm" svg:x="10.089cm" svg:y="3.753cm">
          <draw:text-box>
            <text:p><text:span text:style-name="T2">2</text:span></text:p>
          </draw:text-box>
        </draw:frame>
        <draw:frame draw:style-name="gr8" draw:text-style-name="P4" draw:layer="layout" svg:width="0.902cm" svg:height="1.313cm" svg:x="11.451cm" svg:y="7.913cm">
          <draw:text-box>
            <text:p><text:span text:style-name="T2">3</text:span></text:p>
          </draw:text-box>
        </draw:frame>
        <draw:frame draw:style-name="gr8" draw:text-style-name="P4" draw:layer="layout" svg:width="0.902cm" svg:height="1.313cm" svg:x="11.086cm" svg:y="11.157cm">
          <draw:text-box>
            <text:p><text:span text:style-name="T2">4</text:span></text:p>
          </draw:text-box>
        </draw:frame>
        <draw:frame draw:style-name="gr9" draw:text-style-name="P4" draw:layer="layout" svg:width="0.902cm" svg:height="1.312cm" svg:x="16.348cm" svg:y="5.467cm">
          <draw:text-box>
            <text:p><text:span text:style-name="T2">5</text:span></text:p>
          </draw:text-box>
        </draw:frame>
        <draw:custom-shape draw:style-name="gr4" draw:text-style-name="P3" xml:id="id3" draw:id="id3" draw:layer="layout" svg:width="1.804cm" svg:height="1.835cm" svg:x="6.438cm" svg:y="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8.265cm" svg:y1="4.075cm" svg:x2="9.882cm" svg:y2="5.107cm" draw:start-shape="id1" draw:start-glue-point="10" draw:end-shape="id2" draw:end-glue-point="5" svg:d="M8265 4075l1617 1032" svg:viewBox="0 0 1618 1033">
          <text:p/>
        </draw:connector>
        <draw:connector draw:style-name="gr10" draw:text-style-name="P5" draw:layer="layout" draw:type="line" svg:x1="8.001cm" svg:y1="4.724cm" svg:x2="7.978cm" svg:y2="7.401cm" draw:start-shape="id1" draw:start-glue-point="9" draw:end-shape="id3" draw:end-glue-point="11" svg:d="M8001 4724l-23 2677" svg:viewBox="0 0 24 2678">
          <text:p/>
        </draw:connector>
        <draw:connector draw:style-name="gr10" draw:text-style-name="P5" draw:layer="layout" draw:type="line" svg:x1="7.34cm" svg:y1="7.133cm" svg:x2="7.363cm" svg:y2="4.992cm" draw:start-shape="id3" draw:start-glue-point="4" draw:end-shape="id1" draw:end-glue-point="8" svg:d="M7340 7133l23-2141" svg:viewBox="0 0 24 2142">
          <text:p/>
        </draw:connector>
        <draw:connector draw:style-name="gr10" draw:text-style-name="P5" draw:layer="layout" draw:type="line" svg:x1="7.978cm" svg:y1="8.7cm" svg:x2="11.722cm" svg:y2="11.263cm" draw:start-shape="id3" draw:start-glue-point="9" draw:end-shape="id4" draw:end-glue-point="6" svg:d="M7978 8700l3744 2563" svg:viewBox="0 0 3745 2564">
          <text:p/>
        </draw:connector>
        <draw:connector draw:style-name="gr10" draw:text-style-name="P5" draw:layer="layout" draw:type="line" svg:x1="13.526cm" svg:y1="11.263cm" svg:x2="15.86cm" svg:y2="10.993cm" draw:start-shape="id4" draw:start-glue-point="10" draw:end-shape="id5" draw:end-glue-point="7" svg:d="M13526 11263l2334-270" svg:viewBox="0 0 2335 271">
          <text:p/>
        </draw:connector>
        <draw:connector draw:style-name="gr10" draw:text-style-name="P5" draw:layer="layout" draw:type="line" svg:x1="12.437cm" svg:y1="7.707cm" svg:x2="11.157cm" svg:y2="6.406cm" draw:start-shape="id6" draw:start-glue-point="5" draw:end-shape="id2" draw:end-glue-point="9" svg:d="M12437 7707l-1280-1301" svg:viewBox="0 0 1281 1302">
          <text:p/>
        </draw:connector>
        <draw:connector draw:style-name="gr10" draw:text-style-name="P5" draw:layer="layout" draw:type="line" svg:x1="8.242cm" svg:y1="8.051cm" svg:x2="9.882cm" svg:y2="6.406cm" draw:start-shape="id3" draw:start-glue-point="10" draw:end-shape="id2" draw:end-glue-point="7" svg:d="M8242 8051l1640-1645" svg:viewBox="0 0 1641 1646">
          <text:p/>
        </draw:connector>
        <draw:connector draw:style-name="gr10" draw:text-style-name="P5" draw:layer="layout" draw:type="line" svg:x1="11.421cm" svg:y1="5.757cm" svg:x2="14.728cm" svg:y2="6.063cm" draw:start-shape="id2" draw:start-glue-point="10" draw:end-shape="id7" draw:end-glue-point="6" svg:d="M11421 5757l3307 306" svg:viewBox="0 0 3308 307">
          <text:p/>
        </draw:connector>
        <draw:connector draw:style-name="gr10" draw:text-style-name="P5" draw:layer="layout" draw:type="line" svg:x1="14.992cm" svg:y1="6.712cm" svg:x2="13.713cm" svg:y2="7.707cm" draw:start-shape="id7" draw:start-glue-point="7" draw:end-shape="id6" draw:end-glue-point="11" svg:d="M14992 6712l-1279 995" svg:viewBox="0 0 1280 996">
          <text:p/>
        </draw:connector>
        <draw:connector draw:style-name="gr10" draw:text-style-name="P5" draw:layer="layout" draw:type="line" svg:x1="13.075cm" svg:y1="9.274cm" svg:x2="12.624cm" svg:y2="10.345cm" draw:start-shape="id6" draw:start-glue-point="8" draw:end-shape="id4" draw:end-glue-point="4" svg:d="M13075 9274l-451 1071" svg:viewBox="0 0 452 1072">
          <text:p/>
        </draw:connector>
        <draw:connector draw:style-name="gr10" draw:text-style-name="P5" draw:layer="layout" draw:type="line" svg:x1="13.713cm" svg:y1="9.006cm" svg:x2="15.596cm" svg:y2="10.344cm" draw:start-shape="id6" draw:start-glue-point="9" draw:end-shape="id5" draw:end-glue-point="6" svg:d="M13713 9006l1883 1338" svg:viewBox="0 0 1884 1339">
          <text:p/>
        </draw:connector>
        <draw:connector draw:style-name="gr10" draw:text-style-name="P5" draw:layer="layout" draw:type="line" svg:x1="16.498cm" svg:y1="9.426cm" svg:x2="16.268cm" svg:y2="6.712cm" draw:start-shape="id5" draw:start-glue-point="4" draw:end-shape="id7" draw:end-glue-point="9" svg:d="M16498 9426l-230-2714" svg:viewBox="0 0 231 2715">
          <text:p/>
        </draw:connector>
        <draw:frame draw:style-name="gr9" draw:text-style-name="P4" draw:layer="layout" svg:width="0.902cm" svg:height="1.312cm" svg:x="16.821cm" svg:y="10.765cm">
          <draw:text-box>
            <text:p><text:span text:style-name="T2">6</text:span></text:p>
          </draw:text-box>
        </draw:frame>
        <draw:custom-shape draw:style-name="gr11" draw:text-style-name="P3" draw:layer="layout" svg:width="27.686cm" svg:height="15.494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7.686cm" svg:height="0.635cm" svg:x="0.127cm" svg:y="0.127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158cm" svg:height="0.852cm" svg:x="0.181cm" svg:y="0.037cm">
          <draw:text-box>
            <text:p><text:span text:style-name="T7">File</text:span></text:p>
          </draw:text-box>
        </draw:frame>
        <draw:frame draw:style-name="gr14" draw:text-style-name="P7" draw:layer="layout" svg:width="1.916cm" svg:height="0.852cm" svg:x="1.381cm" svg:y="0.037cm">
          <draw:text-box>
            <text:p><text:span text:style-name="T8">Opt</text:span><text:span text:style-name="T8">ion</text:span><text:span text:style-name="T8">s</text:span></text:p>
          </draw:text-box>
        </draw:frame>
        <draw:custom-shape draw:style-name="gr15" draw:text-style-name="P3" draw:layer="layout" svg:width="4.345cm" svg:height="6.307cm" svg:x="23.268cm" svg:y="0.9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381cm" svg:height="0.635cm" draw:transform="rotate (3.13548400120781) translate (10.203cm 14.68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3" draw:layer="layout" svg:width="4.345cm" svg:height="2.225cm" svg:x="23.268cm" svg:y="7.4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345cm" svg:height="0.701cm" svg:x="23.268cm" svg:y="7.427cm">
          <text:p text:style-name="P1"><text:span text:style-name="T9">Add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1.143cm" svg:x="23.449cm" svg:y="8.309cm">
          <text:p text:style-name="P1"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5.635cm" svg:y1="8.409cm" svg:x2="24.746cm" svg:y2="9.298cm">
          <text:p/>
        </draw:line>
        <draw:custom-shape draw:style-name="gr21" draw:text-style-name="P11" draw:layer="layout" svg:width="1.397cm" svg:height="1.016cm" svg:x="25.935cm" svg:y="8.382cm">
          <text:p text:style-name="P1"><text:span text:style-name="T10">Rul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345cm" svg:height="5.34cm" svg:x="23.268cm" svg:y="9.8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345cm" svg:height="0.701cm" svg:x="23.268cm" svg:y="9.827cm">
          <text:p text:style-name="P1"><text:span text:style-name="T9">Edit Selec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381cm" svg:height="0.635cm" svg:x="14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4.345cm" svg:height="0.701cm" svg:x="23.268cm" svg:y="0.927cm">
          <text:p text:style-name="P1"><text:span text:style-name="T9">R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4.064cm" svg:height="0.701cm" svg:x="23.368cm" svg:y="1.827cm">
          <text:p text:style-name="P1"><text:span text:style-name="T11">R1: [</text:span><text:span text:style-name="T12">a</text:span><text:span text:style-name="T13">3</text:span><text:span text:style-name="T14">b</text:span><text:span text:style-name="T15">3</text:span><text:span text:style-name="T11">]</text:span><text:span text:style-name="T16">3</text:span><text:span text:style-name="T11"> → [</text:span><text:span text:style-name="T17">c</text:span><text:span text:style-name="T18">]</text:span><text:span text:style-name="T16">here</text:span><text:span text:style-name="T18">[</text:span><text:span text:style-name="T19">a</text:span><text:span text:style-name="T20">b</text:span><text:span text:style-name="T17">c</text:span><text:span text:style-name="T18">]</text:span><text:span text:style-name="T16">out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794cm" svg:height="1.09cm" svg:x="24.303cm" svg:y="10.497cm">
          <draw:text-box>
            <text:p><text:span text:style-name="T10">V=</text:span><text:span text:style-name="T10">{</text:span><text:span text:style-name="T21">a</text:span><text:span text:style-name="T10">,</text:span><text:span text:style-name="T22">b</text:span><text:span text:style-name="T10">,</text:span><text:span text:style-name="T23">c</text:span><text:span text:style-name="T10">}</text:span></text:p>
          </draw:text-box>
        </draw:frame>
        <draw:custom-shape draw:style-name="gr23" draw:text-style-name="P12" draw:layer="layout" svg:width="4.064cm" svg:height="0.701cm" svg:x="23.368cm" svg:y="2.627cm">
          <text:p text:style-name="P1"><text:span text:style-name="T11">R2: [</text:span><text:span text:style-name="T12">a</text:span><text:span text:style-name="T14">b</text:span><text:span text:style-name="T17">c</text:span><text:span text:style-name="T11">]</text:span><text:span text:style-name="T16">2</text:span><text:span text:style-name="T11"> → [</text:span><text:span text:style-name="T17">c</text:span><text:span text:style-name="T18">]</text:span><text:span text:style-name="T16">here</text:span><text:span text:style-name="T18">[</text:span><text:span text:style-name="T19">a</text:span><text:span text:style-name="T20">b</text:span><text:span text:style-name="T18">]</text:span><text:span text:style-name="T16">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4.064cm" svg:height="0.701cm" svg:x="23.368cm" svg:y="3.427cm">
          <text:p text:style-name="P1"><text:span text:style-name="T11">R3: [</text:span><text:span text:style-name="T12">a</text:span><text:span text:style-name="T14">b</text:span><text:span text:style-name="T17">c</text:span><text:span text:style-name="T11">]</text:span><text:span text:style-name="T16">2</text:span><text:span text:style-name="T11"> → [</text:span><text:span text:style-name="T17">c</text:span><text:span text:style-name="T18">]</text:span><text:span text:style-name="T16">here</text:span><text:span text:style-name="T18">[</text:span><text:span text:style-name="T19">a</text:span><text:span text:style-name="T20">b</text:span><text:span text:style-name="T18">]</text:span><text:span text:style-name="T16">out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311cm" svg:height="2.413cm" svg:x="24.421cm" svg:y="11.684cm">
          <text:p text:style-name="P1"><text:span text:style-name="T24">a</text:span><text:span text:style-name="T25">0</text:span><text:span text:style-name="T26">b</text:span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0.762cm" svg:height="1.09cm" svg:x="23.676cm" svg:y="12.342cm">
          <draw:text-box>
            <text:p><text:span text:style-name="T2">7</text:span></text:p>
          </draw:text-box>
        </draw:frame>
        <draw:frame draw:style-name="gr26" draw:text-style-name="P15" draw:layer="layout" svg:width="4.572cm" svg:height="0.81cm" svg:x="23.241cm" svg:y="14.497cm">
          <draw:text-box>
            <text:p><text:span text:style-name="T28">X: <text:s text:c="2"/></text:span><text:span text:style-name="T29">1.0</text:span><text:span text:style-name="T29">5</text:span><text:span text:style-name="T30"> <text:s text:c="4"/></text:span><text:span text:style-name="T28">Y: <text:s text:c="2"/></text:span><text:span text:style-name="T28">2.5</text:span><text:span text:style-name="T28">3</text:span></text:p>
          </draw:text-box>
        </draw:frame>
        <draw:custom-shape draw:style-name="gr16" draw:text-style-name="P8" draw:layer="layout" svg:width="0.381cm" svg:height="0.635cm" svg:x="14.4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0.381cm" svg:height="0.635cm" draw:transform="rotate (3.13548400120781) translate (9.9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0.381cm" svg:height="0.635cm" draw:transform="rotate (3.13548400120781) translate (11.2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0.381cm" svg:height="0.635cm" svg:x="13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8" draw:layer="layout" svg:width="0.634cm" svg:height="0.378cm" draw:transform="rotate (-1.57515964992488) translate (12.419cm 14.0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2.413cm" svg:height="1.016cm" draw:transform="skewX (0.0010471975511966) rotate (0.00139626340159546) translate (20.202cm 13.889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draw:layer="layout" svg:width="0.635cm" svg:height="0.635cm" svg:x="21.699cm" svg:y="14.1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7.431192660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0.589cm" svg:height="0.127cm" svg:x="20.456cm" svg:y="14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1.446cm" svg:height="0.852cm" svg:x="0.024cm" svg:y="0.799cm">
          <draw:text-box>
            <text:p><text:span text:style-name="T8">Open</text:span></text:p>
          </draw:text-box>
        </draw:frame>
        <draw:frame draw:style-name="gr32" draw:text-style-name="P6" draw:layer="layout" svg:width="1.627cm" svg:height="0.852cm" svg:x="0.024cm" svg:y="1.599cm">
          <draw:text-box>
            <text:p><text:span text:style-name="T7">Save</text:span></text:p>
          </draw:text-box>
        </draw:frame>
        <draw:frame draw:style-name="gr32" draw:text-style-name="P17" draw:layer="layout" svg:width="1.778cm" svg:height="0.852cm" svg:x="0cm" svg:y="2.413cm">
          <draw:text-box>
            <text:p><text:span text:style-name="T9">Export</text:span></text:p>
          </draw:text-box>
        </draw:frame>
        <draw:custom-shape draw:style-name="gr33" draw:text-style-name="P3" draw:layer="layout" svg:width="2.286cm" svg:height="1.34cm" svg:x="1.905cm" svg:y="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2.265cm" svg:height="0.763cm" svg:x="1.799cm" svg:y="1.435cm">
          <draw:text-box>
            <text:p><text:span text:style-name="T31">Simulation</text:span></text:p>
          </draw:text-box>
        </draw:frame>
        <draw:frame draw:style-name="gr34" draw:text-style-name="P19" draw:layer="layout" svg:width="2.519cm" svg:height="0.763cm" svg:x="1.799cm" svg:y="2.043cm">
          <draw:text-box>
            <text:p><text:span text:style-name="T32">System Only</text:span></text:p>
          </draw:text-box>
        </draw:frame>
        <draw:line draw:style-name="gr35" draw:text-style-name="P5" draw:layer="layout" svg:x1="0.278cm" svg:y1="1.651cm" svg:x2="1.778cm" svg:y2="1.651cm">
          <text:p/>
        </draw:line>
        <draw:custom-shape draw:style-name="gr36" draw:text-style-name="P3" draw:layer="layout" svg:width="1.804cm" svg:height="1.835cm" svg:x="13.462cm" svg:y="2.483cm">
          <text:p text:style-name="P1"><text:span text:style-name="T24">a</text:span><text:span text:style-name="T25">0</text:span><text:span text:style-name="T26">b</text:span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02cm" svg:height="1.312cm" svg:x="15.1cm" svg:y="2.921cm">
          <draw:text-box>
            <text:p><text:span text:style-name="T2">7</text:span></text:p>
          </draw:text-box>
        </draw:frame>
        <draw:line draw:style-name="gr35" draw:text-style-name="P5" draw:layer="layout" svg:x1="2.032cm" svg:y1="2.159cm" svg:x2="4.064cm" svg:y2="2.159cm">
          <text:p/>
        </draw:line>
        <draw:line draw:style-name="gr35" draw:text-style-name="P5" draw:layer="layout" svg:x1="0.278cm" svg:y1="2.451cm" svg:x2="1.778cm" svg:y2="2.451cm">
          <text:p/>
        </draw:line>
        <draw:frame draw:style-name="gr37" draw:text-style-name="P17" draw:layer="layout" svg:width="1.387cm" svg:height="0.852cm" svg:x="3.183cm" svg:y="0.037cm">
          <draw:text-box>
            <text:p><text:span text:style-name="T9">Vie</text:span><text:span text:style-name="T9">w</text:span></text:p>
          </draw:text-box>
        </draw:frame>
        <draw:custom-shape draw:style-name="gr38" draw:text-style-name="P20" draw:layer="layout" svg:width="0.508cm" svg:height="14.605cm" svg:x="22.674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7.239cm" svg:height="0.25cm" draw:transform="rotate (-1.57184352434609) translate (23.06cm 4.5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0.508cm" svg:height="22.733cm" draw:transform="rotate (1.5695745963185) translate (0.381cm 15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7.239cm" svg:height="0.25cm" draw:transform="rotate (-0.00226892802759273) translate (8.594cm 15.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5" draw:layer="layout" svg:x1="0.278cm" svg:y1="3.251cm" svg:x2="1.778cm" svg:y2="3.251cm">
          <text:p/>
        </draw:line>
        <draw:frame draw:style-name="gr32" draw:text-style-name="P17" draw:layer="layout" svg:width="1.778cm" svg:height="0.852cm" svg:x="0cm" svg:y="3.213cm">
          <draw:text-box>
            <text:p><text:span text:style-name="T9">Ne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0:46:55.113816557</meta:creation-date>
    <meta:generator>LibreOffice/6.3.3.2.0$Linux_X86_64 LibreOffice_project/30$Build-2</meta:generator>
    <dc:date>2019-12-01T23:59:38.136724389</dc:date>
    <meta:editing-duration>PT3H50M26S</meta:editing-duration>
    <meta:editing-cycles>29</meta:editing-cycles>
    <meta:document-statistic meta:object-count="77"/>
  </office:meta>
</office:document-meta>
</file>